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officeooo:rsid="001c370b" officeooo:paragraph-rsid="001c370b" style:font-weight-asian="bold" style:font-weight-complex="bold"/>
    </style:style>
    <style:style style:name="P2" style:family="paragraph" style:parent-style-name="Standard">
      <style:text-properties officeooo:rsid="001f0bd0" officeooo:paragraph-rsid="001f0bd0"/>
    </style:style>
    <style:style style:name="P3" style:family="paragraph" style:parent-style-name="Standard">
      <style:text-properties officeooo:rsid="001f0bd0" officeooo:paragraph-rsid="001fe8c8"/>
    </style:style>
    <style:style style:name="P4" style:family="paragraph" style:parent-style-name="Standard">
      <style:text-properties officeooo:rsid="001fe8c8" officeooo:paragraph-rsid="001fe8c8"/>
    </style:style>
    <style:style style:name="P5" style:family="paragraph" style:parent-style-name="Standard">
      <style:text-properties officeooo:rsid="0020642a" officeooo:paragraph-rsid="0020642a"/>
    </style:style>
    <style:style style:name="P6" style:family="paragraph" style:parent-style-name="Standard">
      <style:text-properties style:text-underline-style="solid" style:text-underline-width="auto" style:text-underline-color="font-color" officeooo:rsid="0020642a" officeooo:paragraph-rsid="0020642a"/>
    </style:style>
    <style:style style:name="P7" style:family="paragraph" style:parent-style-name="Standard">
      <style:text-properties style:text-underline-style="solid" style:text-underline-width="auto" style:text-underline-color="font-color" officeooo:rsid="001fe8c8" officeooo:paragraph-rsid="001fe8c8"/>
    </style:style>
    <style:style style:name="P8" style:family="paragraph" style:parent-style-name="Standard">
      <style:text-properties style:text-underline-style="solid" style:text-underline-width="auto" style:text-underline-color="font-color" officeooo:rsid="0022316e" officeooo:paragraph-rsid="0022316e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2c51f" officeooo:paragraph-rsid="0022c51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443eb" officeooo:paragraph-rsid="002443eb" style:font-weight-asian="normal" style:font-weight-complex="normal"/>
    </style:style>
    <style:style style:name="P11" style:family="paragraph" style:parent-style-name="Standard">
      <style:text-properties officeooo:rsid="00211bb3" officeooo:paragraph-rsid="00211bb3"/>
    </style:style>
    <style:style style:name="P12" style:family="paragraph" style:parent-style-name="Standard">
      <style:text-properties style:text-underline-style="none" officeooo:rsid="0022316e" officeooo:paragraph-rsid="0022316e"/>
    </style:style>
    <style:style style:name="P13" style:family="paragraph" style:parent-style-name="Standard">
      <style:text-properties style:text-underline-style="none" fo:font-weight="normal" officeooo:rsid="001fe8c8" officeooo:paragraph-rsid="002443e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443eb" officeooo:paragraph-rsid="002443e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0bd0" officeooo:paragraph-rsid="002443e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7228" officeooo:paragraph-rsid="00247228" style:font-weight-asian="normal" style:font-weight-complex="normal"/>
    </style:style>
    <style:style style:name="P17" style:family="paragraph" style:parent-style-name="Table_20_Contents">
      <style:text-properties officeooo:rsid="0018e410" officeooo:paragraph-rsid="001fe8c8"/>
    </style:style>
    <style:style style:name="P18" style:family="paragraph" style:parent-style-name="Table_20_Contents">
      <style:paragraph-properties fo:text-align="center" style:justify-single-word="false"/>
      <style:text-properties officeooo:rsid="0018e410" officeooo:paragraph-rsid="001c370b"/>
    </style:style>
    <style:style style:name="P19" style:family="paragraph" style:parent-style-name="Table_20_Contents">
      <style:paragraph-properties fo:text-align="center" style:justify-single-word="false"/>
      <style:text-properties officeooo:rsid="0018e410" officeooo:paragraph-rsid="0018e410"/>
    </style:style>
    <style:style style:name="P20" style:family="paragraph" style:parent-style-name="Table_20_Contents">
      <style:paragraph-properties fo:text-align="center" style:justify-single-word="false"/>
      <style:text-properties officeooo:rsid="001c370b" officeooo:paragraph-rsid="001c370b"/>
    </style:style>
    <style:style style:name="P21" style:family="paragraph" style:parent-style-name="Table_20_Contents">
      <style:paragraph-properties fo:text-align="center" style:justify-single-word="false"/>
      <style:text-properties officeooo:rsid="001c4203" officeooo:paragraph-rsid="001c4203"/>
    </style:style>
    <style:style style:name="P22" style:family="paragraph" style:parent-style-name="Table_20_Contents">
      <style:paragraph-properties fo:text-align="center" style:justify-single-word="false"/>
      <style:text-properties officeooo:rsid="001dfbae" officeooo:paragraph-rsid="001dfbae"/>
    </style:style>
    <style:style style:name="P23" style:family="paragraph" style:parent-style-name="Table_20_Contents">
      <style:paragraph-properties fo:text-align="center" style:justify-single-word="false"/>
      <style:text-properties officeooo:rsid="001ecc37" officeooo:paragraph-rsid="001ecc37"/>
    </style:style>
    <style:style style:name="P24" style:family="paragraph" style:parent-style-name="Table_20_Contents">
      <style:paragraph-properties fo:text-align="center" style:justify-single-word="false"/>
      <style:text-properties officeooo:rsid="001ecc37" officeooo:paragraph-rsid="002376d8"/>
    </style:style>
    <style:style style:name="P25" style:family="paragraph" style:parent-style-name="Table_20_Contents">
      <style:paragraph-properties fo:text-align="center" style:justify-single-word="false"/>
      <style:text-properties officeooo:rsid="0022c51f" officeooo:paragraph-rsid="0022c51f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234818" officeooo:paragraph-rsid="00234818"/>
    </style:style>
    <style:style style:name="P28" style:family="paragraph" style:parent-style-name="Table_20_Contents">
      <style:paragraph-properties fo:text-align="center" style:justify-single-word="false"/>
      <style:text-properties officeooo:rsid="002376d8" officeooo:paragraph-rsid="002376d8"/>
    </style:style>
    <style:style style:name="P29" style:family="paragraph" style:parent-style-name="Standard">
      <style:text-properties style:text-underline-style="none" fo:font-weight="normal" officeooo:rsid="00247228" officeooo:paragraph-rsid="00247228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47228" officeooo:paragraph-rsid="0025791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47228" officeooo:paragraph-rsid="002a18c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57919" officeooo:paragraph-rsid="00257919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57919" officeooo:paragraph-rsid="0027bed4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57919" officeooo:paragraph-rsid="00283ca8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6e324" officeooo:paragraph-rsid="0027bed4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1c370b" officeooo:paragraph-rsid="001bcfb7"/>
    </style:style>
    <style:style style:name="T1" style:family="text">
      <style:text-properties officeooo:rsid="0019d800"/>
    </style:style>
    <style:style style:name="T2" style:family="text">
      <style:text-properties officeooo:rsid="001fe8c8"/>
    </style:style>
    <style:style style:name="T3" style:family="text">
      <style:text-properties officeooo:rsid="0022c51f"/>
    </style:style>
    <style:style style:name="T4" style:family="text">
      <style:text-properties officeooo:rsid="00234818"/>
    </style:style>
    <style:style style:name="T5" style:family="text">
      <style:text-properties officeooo:rsid="002376d8"/>
    </style:style>
    <style:style style:name="T6" style:family="text">
      <style:text-properties officeooo:rsid="002443eb"/>
    </style:style>
    <style:style style:name="T7" style:family="text">
      <style:text-properties officeooo:rsid="00247228"/>
    </style:style>
    <style:style style:name="T8" style:family="text">
      <style:text-properties officeooo:rsid="00257919"/>
    </style:style>
    <style:style style:name="T9" style:family="text">
      <style:text-properties style:text-underline-style="solid" style:text-underline-width="auto" style:text-underline-color="font-color" officeooo:rsid="00257919"/>
    </style:style>
    <style:style style:name="T10" style:family="text">
      <style:text-properties style:text-underline-style="solid" style:text-underline-width="auto" style:text-underline-color="font-color" fo:font-weight="bold" officeooo:rsid="00257919" style:font-weight-asian="bold" style:font-weight-complex="bold"/>
    </style:style>
    <style:style style:name="T11" style:family="text">
      <style:text-properties officeooo:rsid="0027bed4"/>
    </style:style>
    <style:style style:name="T12" style:family="text">
      <style:text-properties officeooo:rsid="00283ca8"/>
    </style:style>
    <style:style style:name="T13" style:family="text">
      <style:text-properties officeooo:rsid="0028a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tude du type unsigned short in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Valeur affectée </text:p>
          </table:table-cell>
          <table:table-cell table:style-name="Table1.A1" office:value-type="string">
            <text:p text:style-name="P19">Valeur en mémoire </text:p>
          </table:table-cell>
          <table:table-cell table:style-name="Table1.C1" office:value-type="string">
            <text:p text:style-name="P19">Valeur affichée (*)</text:p>
          </table:table-cell>
        </table:table-row>
        <table:table-row>
          <table:table-cell table:style-name="Table1.A2" office:value-type="string">
            <text:p text:style-name="P19">54 </text:p>
          </table:table-cell>
          <table:table-cell table:style-name="Table1.A2" office:value-type="string">
            <text:p text:style-name="P18">0x<text:span text:style-name="T2">0036</text:span></text:p>
          </table:table-cell>
          <table:table-cell table:style-name="Table1.C2" office:value-type="string">
            <text:p text:style-name="P20"><text:span text:style-name="T1">5</text:span>4</text:p>
          </table:table-cell>
        </table:table-row>
        <table:table-row>
          <table:table-cell table:style-name="Table1.A2" office:value-type="string">
            <text:p text:style-name="P19">128</text:p>
          </table:table-cell>
          <table:table-cell table:style-name="Table1.A2" office:value-type="string">
            <text:p text:style-name="P18">0x<text:span text:style-name="T2">0080</text:span></text:p>
          </table:table-cell>
          <table:table-cell table:style-name="Table1.C2" office:value-type="string">
            <text:p text:style-name="P20"><text:span text:style-name="T1">1</text:span>28</text:p>
          </table:table-cell>
        </table:table-row>
        <table:table-row>
          <table:table-cell table:style-name="Table1.A2" office:value-type="string">
            <text:p text:style-name="P23">24106</text:p>
          </table:table-cell>
          <table:table-cell table:style-name="Table1.A2" office:value-type="string">
            <text:p text:style-name="P19">0x2A5E</text:p>
          </table:table-cell>
          <table:table-cell table:style-name="Table1.C2" office:value-type="string">
            <text:p text:style-name="P23">24106</text:p>
          </table:table-cell>
        </table:table-row>
        <table:table-row>
          <table:table-cell table:style-name="Table1.A2" office:value-type="string">
            <text:p text:style-name="P19">68000</text:p>
          </table:table-cell>
          <table:table-cell table:style-name="Table1.A2" office:value-type="string">
            <text:p text:style-name="P18">0x<text:span text:style-name="T2">09a0</text:span></text:p>
          </table:table-cell>
          <table:table-cell table:style-name="Table1.C2" office:value-type="string">
            <text:p text:style-name="P22">2464</text:p>
          </table:table-cell>
        </table:table-row>
        <table:table-row>
          <table:table-cell table:style-name="Table1.A2" office:value-type="string">
            <text:p text:style-name="P19">- 10</text:p>
          </table:table-cell>
          <table:table-cell table:style-name="Table1.A2" office:value-type="string">
            <text:p text:style-name="P36">0xfff6</text:p>
          </table:table-cell>
          <table:table-cell table:style-name="Table1.C2" office:value-type="string">
            <text:p text:style-name="P21">65526</text:p>
          </table:table-cell>
        </table:table-row>
      </table:table>
      <text:p text:style-name="P7">-Quel est le système de codage utilisé par le type unsigned short int ?</text:p>
      <text:p text:style-name="P4"/>
      <text:p text:style-name="P4">Le système utilisé et le binaire naturel sur 16 bits</text:p>
      <text:p text:style-name="P4"/>
      <text:p text:style-name="P7">-Quel est le format (système de numération) des données affichées sur la console ?</text:p>
      <text:p text:style-name="P3"/>
      <text:p text:style-name="P3">Le <text:span text:style-name="T2">format</text:span> <text:span text:style-name="T2">des données affichées sur la console</text:span> est le décimal.</text:p>
      <text:p text:style-name="P2"/>
      <text:p text:style-name="P7">-Quelles sont les valeurs minimale et maximale d’un entier de type unsigned short int ?</text:p>
      <text:p text:style-name="P2"/>
      <text:p text:style-name="P2">Le format de donnée affichée sur la console est l'entier court non signé situé entre 0 et 65535</text:p>
      <text:p text:style-name="P4">car le <text:s/>type unsigned short int est stocké sur 2 octet </text:p>
      <text:p text:style-name="P2"/>
      <text:p text:style-name="P7">-Justifier les valeurs en mémoire des 2 premières lignes.</text:p>
      <text:p text:style-name="P2"/>
      <text:p text:style-name="P17">54 <text:span text:style-name="T2">=&gt;% 0011 0110 =&gt; $0036</text:span></text:p>
      <text:p text:style-name="P4">128 =&gt;%1000 000=&gt;$0080</text:p>
      <text:p text:style-name="P5"/>
      <text:p text:style-name="P6">-Vérifier la correspondance entre les valeurs affichées et les valeurs en mémoire pour les </text:p>
      <text:p text:style-name="P6">2 dernières lignes.</text:p>
      <text:p text:style-name="P2"/>
      <text:p text:style-name="P5">2464=&gt; %1001 1010 0000 =&gt; 09a0 </text:p>
      <text:p text:style-name="P5"/>
      <text:p text:style-name="P11">65526 =&gt;%1111 1111 1111 0110=&gt; fff6</text:p>
      <text:p text:style-name="P11"/>
      <text:p text:style-name="P8">-Convertir en hexadécimal la valeur décimale 68000. Conclusion ?</text:p>
      <text:p text:style-name="P8"/>
      <text:p text:style-name="P12">68000 = $109a0</text:p>
      <text:p text:style-name="P12"/>
      <text:p text:style-name="P12"/>
      <text:p text:style-name="P9">2. Etude du type short int :</text:p>
      <text:p text:style-name="P9"/>
      <text:p text:style-name="P9"/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Valeur affectée</text:p>
          </table:table-cell>
          <table:table-cell table:style-name="Table2.A1" office:value-type="string">
            <text:p text:style-name="P25">Valeur en mémoire</text:p>
          </table:table-cell>
          <table:table-cell table:style-name="Table2.C1" office:value-type="string">
            <text:p text:style-name="P25">Valeur affichée</text:p>
          </table:table-cell>
        </table:table-row>
        <table:table-row>
          <table:table-cell table:style-name="Table2.A2" office:value-type="string">
            <text:p text:style-name="P26">-<text:span text:style-name="T3">63</text:span></text:p>
          </table:table-cell>
          <table:table-cell table:style-name="Table2.A2" office:value-type="string">
            <text:p text:style-name="P25">0x<text:span text:style-name="T6">c1ff</text:span></text:p>
          </table:table-cell>
          <table:table-cell table:style-name="Table2.C2" office:value-type="string">
            <text:p text:style-name="P26">-<text:span text:style-name="T4">63</text:span></text:p>
          </table:table-cell>
        </table:table-row>
        <table:table-row>
          <table:table-cell table:style-name="Table2.A2" office:value-type="string">
            <text:p text:style-name="P25">47</text:p>
          </table:table-cell>
          <table:table-cell table:style-name="Table2.A2" office:value-type="string">
            <text:p text:style-name="P27">0x<text:span text:style-name="T7">2f00</text:span></text:p>
          </table:table-cell>
          <table:table-cell table:style-name="Table2.C2" office:value-type="string">
            <text:p text:style-name="P27">47</text:p>
          </table:table-cell>
        </table:table-row>
        <table:table-row>
          <table:table-cell table:style-name="Table2.A2" office:value-type="string">
            <text:p text:style-name="P24">24106</text:p>
          </table:table-cell>
          <table:table-cell table:style-name="Table2.A2" office:value-type="string">
            <text:p text:style-name="P25">0x2A5E</text:p>
          </table:table-cell>
          <table:table-cell table:style-name="Table2.C2" office:value-type="string">
            <text:p text:style-name="P28">24106</text:p>
          </table:table-cell>
        </table:table-row>
        <table:table-row>
          <table:table-cell table:style-name="Table2.A2" office:value-type="string">
            <text:p text:style-name="P28">61353</text:p>
          </table:table-cell>
          <table:table-cell table:style-name="Table2.A2" office:value-type="string">
            <text:p text:style-name="P25">0xA9EF</text:p>
          </table:table-cell>
          <table:table-cell table:style-name="Table2.C2" office:value-type="string">
            <text:p text:style-name="P26">-<text:span text:style-name="T5">4183</text:span></text:p>
          </table:table-cell>
        </table:table-row>
      </table:table>
      <text:p text:style-name="P9"/>
      <text:p text:style-name="P9"><text:soft-page-break/></text:p>
      <text:p text:style-name="P10">-Quel est le système de codage utilisé par le type short int ?</text:p>
      <text:p text:style-name="P10"/>
      <text:p text:style-name="P13">Le système utilisé et le binaire naturel sur 16 bits</text:p>
      <text:p text:style-name="P13"/>
      <text:p text:style-name="P10">Quelles sont les valeurs minimale et maximale d’un entier de type short int ?</text:p>
      <text:p text:style-name="P10"/>
      <text:p text:style-name="P15">Le format de donnée affichée sur la console est l'entier court <text:s/>situé entre -<text:span text:style-name="T6">32 768 et 32 767</text:span></text:p>
      <text:p text:style-name="P14">car il est stocké sur 2 octet </text:p>
      <text:p text:style-name="P14"/>
      <text:p text:style-name="P10">Justifier les valeurs en mémoire des 2 premières lignes.</text:p>
      <text:p text:style-name="P10"/>
      <text:p text:style-name="P14">Ffc1=%<text:span text:style-name="T7">1111 1111 1100 0001</text:span></text:p>
      <text:p text:style-name="P16"><text:s text:c="6"/>N= 0000 0000 0011 1110 +1 = <text:s/>0000 0000 0011 1111=63</text:p>
      <text:p text:style-name="P16">002f=%0000 0000 0010 1111= 1+2+4+8+32=47</text:p>
      <text:p text:style-name="P16"/>
      <text:p text:style-name="P16"/>
      <text:p text:style-name="P16"/>
      <text:p text:style-name="P30"><text:span text:style-name="T10">3. Etude des types réels</text:span></text:p>
      <text:p text:style-name="P30"><text:span text:style-name="T10"/></text:p>
      <text:p text:style-name="P30"><text:tab/></text:p>
      <text:p text:style-name="P30"><text:span text:style-name="T9">3.1 Précision des variables de type float et double</text:span></text:p>
      <text:p text:style-name="P30"/>
      <text:p text:style-name="P33">la variable du type float as=<text:span text:style-name="T11">1234567890123456789</text:span> elle occupe 4 octets </text:p>
      <text:p text:style-name="P32">elle occupe 0x7fffffffe6cc ; 0x7fffffffe6cd ; 0x7fffffffe6ce et 0x7fffffffe6cf</text:p>
      <text:p text:style-name="P34"><text:span text:style-name="T12">1234567890123456789</text:span>=$<text:span text:style-name="T13">5d891088</text:span></text:p>
      <text:p text:style-name="P32"/>
      <text:p text:style-name="P35">la variable du type double as = <text:span text:style-name="T11">1234567890123456789 elle occupe </text:span>8 <text:span text:style-name="T8">octets </text:span></text:p>
      <text:p text:style-name="P31"><text:span text:style-name="T8">elle occupe 0x7fffffffe6c8; 0x7fffffffe6c9; 0x7fffffffe6ca et 0x7fffffffe6cb</text:span></text:p>
      <text:p text:style-name="P31"><text:span text:style-name="T12">1234567890123456789=$43b12210f47de981</text:span><text:tab/> <text:s text:c="9"/></text:p>
      <text:p text:style-name="P16"><text:tab/><text:tab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5:28:01.605121052</meta:creation-date>
    <dc:date>2013-10-11T11:33:14.542037197</dc:date>
    <meta:editing-duration>PT1H55M26S</meta:editing-duration>
    <meta:editing-cycles>28</meta:editing-cycles>
    <meta:generator>LibreOffice/4.1.1.2$Linux_X86_64 LibreOffice_project/410$Build-2</meta:generator>
    <meta:document-statistic meta:table-count="2" meta:image-count="0" meta:object-count="0" meta:page-count="2" meta:paragraph-count="70" meta:word-count="354" meta:character-count="2092" meta:non-whitespace-character-count="1774"/>
  </office:meta>
</office:document-meta>
</file>